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25cm" fo:min-width="6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15cm" fo:min-width="6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15cm" fo:min-width="0.1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355cm" draw:marker-end="Arrow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808080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7" style:family="graphic" style:parent-style-name="無填入也無線條的物件">
      <style:graphic-properties draw:textarea-vertical-align="middle" draw:ole-draw-aspect="1" style:protect="size"/>
    </style:style>
    <style:style style:name="gr8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15cm" fo:min-width="2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cm" svg:stroke-color="#66666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ashed" svg:stroke-width="0.05cm" svg:stroke-color="#ff7b59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Fine_20_Dashed" svg:stroke-width="0.05cm" svg:stroke-color="#3faf46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cm" svg:stroke-color="#5983b0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Fine_20_Dashed" svg:stroke-width="0.05cm" svg:stroke-color="#ff3838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f3838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ff7b59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3faf4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5983b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" svg:stroke-width="0.05cm" svg:stroke-color="#b2b2b2" draw:marker-start-width="0.355cm" draw:marker-end-width="0.355cm" draw:fill="none" draw:textarea-horizontal-align="justify" draw:textarea-vertical-align="middle" draw:auto-grow-height="false" fo:min-height="1.1cm" fo:min-width="5.2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999999"/>
    </style:style>
    <style:style style:name="P4" style:family="paragraph">
      <loext:graphic-properties draw:fill="none"/>
      <style:paragraph-properties fo:text-align="center"/>
      <style:text-properties fo:color="#999999"/>
    </style:style>
    <style:style style:name="T1" style:family="text">
      <style:text-properties fo:color="#999999"/>
    </style:style>
    <style:style style:name="T2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1" draw:id="id1" draw:layer="layout" svg:width="7cm" svg:height="1.5cm" svg:x="2.3cm" svg:y="4.5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cm" svg:height="1.5cm" svg:x="11.2cm" svg:y="4.5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7cm" svg:height="1.5cm" svg:x="9.9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2.4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3.6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4.7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11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12.4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1.5cm" svg:x="13.5cm" svg:y="2.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8cm" svg:y1="6.9cm" svg:x2="2.8cm" svg:y2="6cm">
          <text:p/>
        </draw:line>
        <draw:line draw:style-name="gr4" draw:text-style-name="P2" draw:layer="layout" svg:x1="3.9cm" svg:y1="6.913cm" svg:x2="3.9cm" svg:y2="6.013cm">
          <text:p/>
        </draw:line>
        <draw:line draw:style-name="gr4" draw:text-style-name="P2" draw:layer="layout" svg:x1="5cm" svg:y1="6.926cm" svg:x2="5cm" svg:y2="6.026cm">
          <text:p/>
        </draw:line>
        <draw:line draw:style-name="gr4" draw:text-style-name="P2" draw:layer="layout" svg:x1="11.6cm" svg:y1="4.539cm" svg:x2="11.6cm" svg:y2="3.639cm">
          <text:p/>
        </draw:line>
        <draw:line draw:style-name="gr4" draw:text-style-name="P2" draw:layer="layout" svg:x1="12.8cm" svg:y1="4.552cm" svg:x2="12.8cm" svg:y2="3.652cm">
          <text:p/>
        </draw:line>
        <draw:line draw:style-name="gr4" draw:text-style-name="P2" draw:layer="layout" svg:x1="13.9cm" svg:y1="4.565cm" svg:x2="13.9cm" svg:y2="3.665cm">
          <text:p/>
        </draw:line>
        <draw:connector draw:style-name="gr5" draw:text-style-name="P2" draw:layer="layout" draw:type="line" svg:x1="9.3cm" svg:y1="5.25cm" svg:x2="9.9cm" svg:y2="5.25cm" draw:start-shape="id1" draw:start-glue-point="1" draw:end-shape="id2" draw:end-glue-point="3" svg:d="M9300 5250h600" svg:viewBox="0 0 601 1">
          <text:p/>
        </draw:connector>
        <draw:connector draw:style-name="gr5" draw:text-style-name="P2" draw:layer="layout" draw:type="line" svg:x1="10.6cm" svg:y1="5.25cm" svg:x2="11.2cm" svg:y2="5.25cm" draw:start-shape="id2" draw:start-glue-point="1" draw:end-shape="id3" draw:end-glue-point="3" svg:d="M10600 5250h600" svg:viewBox="0 0 601 1">
          <text:p/>
        </draw:connector>
        <draw:custom-shape draw:style-name="gr2" draw:text-style-name="P4" draw:layer="layout" svg:width="7cm" svg:height="1.5cm" svg:x="1.8cm" svg:y="14.3cm">
          <text:p text:style-name="P3"><text:span text:style-name="T1">e</text:span><text:span text:style-name="T1">n</text:span><text:span text:style-name="T1">c</text:span><text:span text:style-name="T1">o</text:span><text:span text:style-name="T1">d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6.4cm" svg:y="1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7.18cm" svg:y="1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7.986cm" svg:y="14.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3cm" svg:y1="15.6cm" svg:x2="11.3cm" svg:y2="15cm">
          <text:p/>
        </draw:line>
        <draw:line draw:style-name="gr4" draw:text-style-name="P2" draw:layer="layout" svg:x1="10.4cm" svg:y1="12.7cm" svg:x2="11cm" svg:y2="12.7cm">
          <text:p/>
        </draw:line>
        <draw:custom-shape draw:style-name="gr6" draw:text-style-name="P2" draw:layer="layout" svg:width="0.514cm" svg:height="1cm" svg:x="5.6cm" svg:y="14.6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51cm" svg:height="0.528cm" svg:x="5.649cm" svg:y="14.8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0.555cm" svg:height="0.528cm" svg:x="6.4cm" svg:y="14.8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" draw:layer="layout" svg:width="0.56cm" svg:height="0.528cm" svg:x="7.2cm" svg:y="14.87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" draw:layer="layout" svg:width="0.572cm" svg:height="0.528cm" svg:x="8cm" svg:y="14.8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" draw:text-style-name="P4" draw:layer="layout" svg:width="7cm" svg:height="1.5cm" svg:x="10.8cm" svg:y="11.9cm"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1.8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2.58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3.386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0.514cm" svg:height="1cm" svg:x="11cm" svg:y="12.2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38cm" svg:height="0.528cm" svg:x="11.049cm" svg:y="12.4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" draw:layer="layout" svg:width="0.542cm" svg:height="0.528cm" svg:x="11.8cm" svg:y="12.47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" draw:layer="layout" svg:width="0.547cm" svg:height="0.528cm" svg:x="12.6cm" svg:y="12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" draw:layer="layout" svg:width="0.559cm" svg:height="0.528cm" svg:x="13.4cm" svg:y="12.47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6" draw:text-style-name="P2" draw:layer="layout" svg:width="0.514cm" svg:height="1cm" svg:x="9.888cm" svg:y="12.2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47cm" svg:height="0.528cm" svg:x="9.937cm" svg:y="12.4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8" draw:text-style-name="P4" draw:layer="layout" svg:width="2.6cm" svg:height="1.5cm" svg:x="5.7cm" svg:y="11.9cm">
          <text:p text:style-name="P3"><text:span text:style-name="T2">C</text:span><text:span text:style-name="T2">o</text:span><text:span text:style-name="T2">m</text:span><text:span text:style-name="T2">p</text:span><text:span text:style-name="T2">a</text:span><text:span text:style-name="T2">t</text:span><text:span text:style-name="T2">i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/text:p>
          <text:p text:style-name="P3"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9cm" svg:y1="12.7cm" svg:x2="8.3cm" svg:y2="12.7cm">
          <text:p/>
        </draw:line>
        <draw:custom-shape draw:style-name="gr10" draw:text-style-name="P2" draw:layer="layout" svg:width="0.514cm" svg:height="1cm" svg:x="6.388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14cm" svg:height="1cm" svg:x="7.168cm" svg:y="1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4cm" svg:height="1cm" svg:x="7.974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14cm" svg:height="1cm" svg:x="5.588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623cm" svg:height="0.588cm" svg:x="5.5cm" svg:y="10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" draw:layer="layout" svg:width="0.623cm" svg:height="0.588cm" svg:x="6.3cm" svg:y="10.2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1" draw:layer="layout" svg:width="0.623cm" svg:height="0.588cm" svg:x="7.077cm" svg:y="10.2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" draw:layer="layout" svg:width="0.635cm" svg:height="0.588cm" svg:x="7.9cm" svg:y="10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14" draw:text-style-name="P2" draw:layer="layout" svg:x1="5.8cm" svg:y1="14.6cm" svg:x2="6.2cm" svg:y2="13.4cm">
          <text:p/>
        </draw:line>
        <draw:line draw:style-name="gr15" draw:text-style-name="P2" draw:layer="layout" svg:x1="6.688cm" svg:y1="14.613cm" svg:x2="6.7cm" svg:y2="13.4cm">
          <text:p/>
        </draw:line>
        <draw:line draw:style-name="gr16" draw:text-style-name="P2" draw:layer="layout" svg:x1="7.4cm" svg:y1="14.626cm" svg:x2="7.424cm" svg:y2="13.4cm">
          <text:p/>
        </draw:line>
        <draw:line draw:style-name="gr17" draw:text-style-name="P2" draw:layer="layout" svg:x1="8.164cm" svg:y1="14.639cm" svg:x2="8.1cm" svg:y2="13.4cm">
          <text:p/>
        </draw:line>
        <draw:line draw:style-name="gr14" draw:text-style-name="P2" draw:layer="layout" svg:x1="6cm" svg:y1="11.9cm" svg:x2="5.9cm" svg:y2="11cm">
          <text:p/>
        </draw:line>
        <draw:line draw:style-name="gr15" draw:text-style-name="P2" draw:layer="layout" svg:x1="6.7cm" svg:y1="11.9cm" svg:x2="6.7cm" svg:y2="11cm">
          <text:p/>
        </draw:line>
        <draw:line draw:style-name="gr16" draw:text-style-name="P2" draw:layer="layout" svg:x1="7.4cm" svg:y1="11.9cm" svg:x2="7.4cm" svg:y2="11cm">
          <text:p/>
        </draw:line>
        <draw:line draw:style-name="gr17" draw:text-style-name="P2" draw:layer="layout" svg:x1="8cm" svg:y1="11.9cm" svg:x2="8.2cm" svg:y2="11cm">
          <text:p/>
        </draw:line>
        <draw:custom-shape draw:style-name="gr10" draw:text-style-name="P2" draw:layer="layout" svg:width="0.514cm" svg:height="1cm" svg:x="10.789cm" svg:y="1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14cm" svg:height="1cm" svg:x="12.269cm" svg:y="15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4cm" svg:height="1cm" svg:x="13.675cm" svg:y="15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14cm" svg:height="1cm" svg:x="9.389cm" svg:y="15.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623cm" svg:height="0.588cm" svg:x="9.301cm" svg:y="1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1" draw:layer="layout" svg:width="0.623cm" svg:height="0.588cm" svg:x="10.701cm" svg:y="16.01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1" draw:layer="layout" svg:width="0.623cm" svg:height="0.588cm" svg:x="12.178cm" svg:y="16.0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1" draw:layer="layout" svg:width="0.635cm" svg:height="0.588cm" svg:x="13.601cm" svg:y="1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6" draw:text-style-name="P2" xml:id="id4" draw:id="id4" draw:layer="layout" svg:width="0.514cm" svg:height="1cm" svg:x="11cm" svg:y="14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51cm" svg:height="0.528cm" svg:x="11.049cm" svg:y="14.2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6" draw:text-style-name="P2" draw:layer="layout" svg:width="0.514cm" svg:height="1cm" svg:x="11.388cm" svg:y="1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2.868cm" svg:y="1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14.274cm" svg:y="1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4cm" svg:height="1cm" svg:x="9.988cm" svg:y="15.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51cm" svg:height="0.528cm" svg:x="10.037cm" svg:y="16.0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" draw:layer="layout" svg:width="0.555cm" svg:height="0.528cm" svg:x="11.388cm" svg:y="16.0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1" draw:layer="layout" svg:width="0.56cm" svg:height="0.528cm" svg:x="12.888cm" svg:y="16.07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1" draw:layer="layout" svg:width="0.572cm" svg:height="0.528cm" svg:x="14.288cm" svg:y="16.07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8" draw:text-style-name="P2" draw:layer="layout" svg:width="5.8cm" svg:height="1.4cm" svg:x="9.2cm" svg:y="15.6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.257cm" svg:y1="14cm" svg:x2="11.257cm" svg:y2="13.2cm" draw:start-shape="id4" draw:start-glue-point="0" draw:end-shape="id5" draw:end-glue-point="2" svg:d="M11257 14000v-800" svg:viewBox="0 0 1 801">
          <text:p/>
        </draw:connector>
        <draw:custom-shape draw:style-name="gr6" draw:text-style-name="P2" xml:id="id6" draw:id="id6" draw:layer="layout" svg:width="0.514cm" svg:height="1cm" svg:x="10.988cm" svg:y="10.4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607cm" svg:height="0.528cm" svg:x="11.037cm" svg:y="10.6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onnector draw:style-name="gr4" draw:text-style-name="P2" draw:layer="layout" draw:type="line" svg:x1="11.257cm" svg:y1="12.2cm" svg:x2="11.245cm" svg:y2="11.4cm" draw:start-shape="id5" draw:start-glue-point="0" draw:end-shape="id6" draw:end-glue-point="2" svg:d="M11257 12200l-12-800" svg:viewBox="0 0 13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0:57:06.498231257</meta:creation-date>
    <dc:date>2018-10-29T22:57:38.707331468</dc:date>
    <meta:editing-duration>PT2H36M43S</meta:editing-duration>
    <meta:editing-cycles>3</meta:editing-cycles>
    <meta:generator>LibreOffice/6.1.2.1$Linux_X86_64 LibreOffice_project/10$Build-1</meta:generator>
    <meta:document-statistic meta:object-count="80"/>
  </office:meta>
</office:document-meta>
</file>

<file path=Object 1/content.xml><?xml version="1.0" encoding="utf-8"?>
<math xmlns="http://www.w3.org/1998/Math/MathML" display="block">
  <semantics>
    <msup>
      <mi>h</mi>
      <mn>1</mn>
    </msup>
    <annotation encoding="StarMath 5.0">h^1</annotation>
  </semantics>
</math>
</file>

<file path=Object 10/content.xml><?xml version="1.0" encoding="utf-8"?>
<math xmlns="http://www.w3.org/1998/Math/MathML" display="block">
  <semantics>
    <msubsup>
      <mi>α</mi>
      <mn>0</mn>
      <mn>1</mn>
    </msubsup>
    <annotation encoding="StarMath 5.0">%alpha^1_0</annotation>
  </semantics>
</math>
</file>

<file path=Object 11/content.xml><?xml version="1.0" encoding="utf-8"?>
<math xmlns="http://www.w3.org/1998/Math/MathML" display="block">
  <semantics>
    <msubsup>
      <mi>α</mi>
      <mn>0</mn>
      <mn>2</mn>
    </msubsup>
    <annotation encoding="StarMath 5.0">%alpha^2_0</annotation>
  </semantics>
</math>
</file>

<file path=Object 12/content.xml><?xml version="1.0" encoding="utf-8"?>
<math xmlns="http://www.w3.org/1998/Math/MathML" display="block">
  <semantics>
    <msubsup>
      <mi>α</mi>
      <mn>0</mn>
      <mn>3</mn>
    </msubsup>
    <annotation encoding="StarMath 5.0">%alpha^3_0</annotation>
  </semantics>
</math>
</file>

<file path=Object 13/content.xml><?xml version="1.0" encoding="utf-8"?>
<math xmlns="http://www.w3.org/1998/Math/MathML" display="block">
  <semantics>
    <msubsup>
      <mi>α</mi>
      <mn>0</mn>
      <mn>4</mn>
    </msubsup>
    <annotation encoding="StarMath 5.0">%alpha^4_0</annotation>
  </semantics>
</math>
</file>

<file path=Object 14/content.xml><?xml version="1.0" encoding="utf-8"?>
<math xmlns="http://www.w3.org/1998/Math/MathML" display="block">
  <semantics>
    <msubsup>
      <mi>α</mi>
      <mn>0</mn>
      <mn>1</mn>
    </msubsup>
    <annotation encoding="StarMath 5.0">%alpha^1_0</annotation>
  </semantics>
</math>
</file>

<file path=Object 15/content.xml><?xml version="1.0" encoding="utf-8"?>
<math xmlns="http://www.w3.org/1998/Math/MathML" display="block">
  <semantics>
    <msubsup>
      <mi>α</mi>
      <mn>0</mn>
      <mn>2</mn>
    </msubsup>
    <annotation encoding="StarMath 5.0">%alpha^2_0</annotation>
  </semantics>
</math>
</file>

<file path=Object 16/content.xml><?xml version="1.0" encoding="utf-8"?>
<math xmlns="http://www.w3.org/1998/Math/MathML" display="block">
  <semantics>
    <msubsup>
      <mi>α</mi>
      <mn>0</mn>
      <mn>3</mn>
    </msubsup>
    <annotation encoding="StarMath 5.0">%alpha^3_0</annotation>
  </semantics>
</math>
</file>

<file path=Object 17/content.xml><?xml version="1.0" encoding="utf-8"?>
<math xmlns="http://www.w3.org/1998/Math/MathML" display="block">
  <semantics>
    <msubsup>
      <mi>α</mi>
      <mn>0</mn>
      <mn>4</mn>
    </msubsup>
    <annotation encoding="StarMath 5.0">%alpha^4_0</annotation>
  </semantics>
</math>
</file>

<file path=Object 18/content.xml><?xml version="1.0" encoding="utf-8"?>
<math xmlns="http://www.w3.org/1998/Math/MathML" display="block">
  <semantics>
    <msup>
      <mi>c</mi>
      <mn>0</mn>
    </msup>
    <annotation encoding="StarMath 5.0">c^0</annotation>
  </semantics>
</math>
</file>

<file path=Object 19/content.xml><?xml version="1.0" encoding="utf-8"?>
<math xmlns="http://www.w3.org/1998/Math/MathML" display="block">
  <semantics>
    <msup>
      <mi>h</mi>
      <mn>1</mn>
    </msup>
    <annotation encoding="StarMath 5.0">h^1</annotation>
  </semantics>
</math>
</file>

<file path=Object 2/content.xml><?xml version="1.0" encoding="utf-8"?>
<math xmlns="http://www.w3.org/1998/Math/MathML" display="block">
  <semantics>
    <msup>
      <mi>h</mi>
      <mn>2</mn>
    </msup>
    <annotation encoding="StarMath 5.0">h^2</annotation>
  </semantics>
</math>
</file>

<file path=Object 20/content.xml><?xml version="1.0" encoding="utf-8"?>
<math xmlns="http://www.w3.org/1998/Math/MathML" display="block">
  <semantics>
    <msup>
      <mi>h</mi>
      <mn>2</mn>
    </msup>
    <annotation encoding="StarMath 5.0">h^2</annotation>
  </semantics>
</math>
</file>

<file path=Object 21/content.xml><?xml version="1.0" encoding="utf-8"?>
<math xmlns="http://www.w3.org/1998/Math/MathML" display="block">
  <semantics>
    <msup>
      <mi>h</mi>
      <mn>3</mn>
    </msup>
    <annotation encoding="StarMath 5.0">h^3</annotation>
  </semantics>
</math>
</file>

<file path=Object 22/content.xml><?xml version="1.0" encoding="utf-8"?>
<math xmlns="http://www.w3.org/1998/Math/MathML" display="block">
  <semantics>
    <msup>
      <mi>h</mi>
      <mn>4</mn>
    </msup>
    <annotation encoding="StarMath 5.0">h^4</annotation>
  </semantics>
</math>
</file>

<file path=Object 23/content.xml><?xml version="1.0" encoding="utf-8"?>
<math xmlns="http://www.w3.org/1998/Math/MathML" display="block">
  <semantics>
    <msup>
      <mi>y</mi>
      <mn>0</mn>
    </msup>
    <annotation encoding="StarMath 5.0">y^0</annotation>
  </semantics>
</math>
</file>

<file path=Object 3/content.xml><?xml version="1.0" encoding="utf-8"?>
<math xmlns="http://www.w3.org/1998/Math/MathML" display="block">
  <semantics>
    <msup>
      <mi>h</mi>
      <mn>3</mn>
    </msup>
    <annotation encoding="StarMath 5.0">h^3</annotation>
  </semantics>
</math>
</file>

<file path=Object 4/content.xml><?xml version="1.0" encoding="utf-8"?>
<math xmlns="http://www.w3.org/1998/Math/MathML" display="block">
  <semantics>
    <msup>
      <mi>h</mi>
      <mn>4</mn>
    </msup>
    <annotation encoding="StarMath 5.0">h^4</annotation>
  </semantics>
</math>
</file>

<file path=Object 5/content.xml><?xml version="1.0" encoding="utf-8"?>
<math xmlns="http://www.w3.org/1998/Math/MathML" display="block">
  <semantics>
    <msup>
      <mi>z</mi>
      <mn>1</mn>
    </msup>
    <annotation encoding="StarMath 5.0">z^1</annotation>
  </semantics>
</math>
</file>

<file path=Object 6/content.xml><?xml version="1.0" encoding="utf-8"?>
<math xmlns="http://www.w3.org/1998/Math/MathML" display="block">
  <semantics>
    <msup>
      <mi>z</mi>
      <mn>2</mn>
    </msup>
    <annotation encoding="StarMath 5.0">z^2</annotation>
  </semantics>
</math>
</file>

<file path=Object 7/content.xml><?xml version="1.0" encoding="utf-8"?>
<math xmlns="http://www.w3.org/1998/Math/MathML" display="block">
  <semantics>
    <msup>
      <mi>z</mi>
      <mn>3</mn>
    </msup>
    <annotation encoding="StarMath 5.0">z^3</annotation>
  </semantics>
</math>
</file>

<file path=Object 8/content.xml><?xml version="1.0" encoding="utf-8"?>
<math xmlns="http://www.w3.org/1998/Math/MathML" display="block">
  <semantics>
    <msup>
      <mi>z</mi>
      <mn>4</mn>
    </msup>
    <annotation encoding="StarMath 5.0">z^4</annotation>
  </semantics>
</math>
</file>

<file path=Object 9/content.xml><?xml version="1.0" encoding="utf-8"?>
<math xmlns="http://www.w3.org/1998/Math/MathML" display="block">
  <semantics>
    <msup>
      <mi>z</mi>
      <mn>0</mn>
    </msup>
    <annotation encoding="StarMath 5.0">z^0</annotation>
  </semantics>
</math>
</file>